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</style:style>
    <style:style style:name="P2" style:family="paragraph" style:parent-style-name="Preformatted_20_Text">
      <style:paragraph-properties fo:line-height="150%"/>
      <style:text-properties fo:font-size="12pt" fo:background-color="transparent" style:font-size-asian="12pt" style:font-size-complex="12pt"/>
    </style:style>
    <style:style style:name="P3" style:family="paragraph" style:parent-style-name="Preformatted_20_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background-color="transparent"/>
    </style:style>
    <style:style style:name="P5" style:family="paragraph" style:parent-style-name="Preformatted_20_Text">
      <style:paragraph-properties fo:margin-left="1.894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6" style:family="paragraph" style:parent-style-name="Preformatted_20_Text">
      <style:paragraph-properties fo:margin-left="2.521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7" style:family="paragraph" style:parent-style-name="Preformatted_20_Text" style:master-page-name="MP0">
      <style:paragraph-properties style:page-number="auto" fo:break-before="pag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8" style:family="paragraph" style:parent-style-name="Preformatted_20_Text" style:list-style-name="L1">
      <style:paragraph-properties fo:line-height="150%"/>
      <style:text-properties fo:font-size="12pt" fo:background-color="transparent" style:font-size-asian="12pt" style:font-size-complex="12pt"/>
    </style:style>
    <style:style style:name="P9" style:family="paragraph" style:parent-style-name="Preformatted_20_Text" style:list-style-name="L1">
      <style:paragraph-properties fo:line-height="150%"/>
      <style:text-properties fo:font-size="12pt" officeooo:paragraph-rsid="000b6886" fo:background-color="transparent" style:font-size-asian="12pt" style:font-size-complex="12pt"/>
    </style:style>
    <style:style style:name="P10" style:family="paragraph" style:parent-style-name="Preformatted_20_Text" style:list-style-name="L1">
      <style:paragraph-properties fo:line-height="150%"/>
      <style:text-properties fo:font-size="12pt" officeooo:paragraph-rsid="000feca9" fo:background-color="transparent" style:font-size-asian="12pt" style:font-size-complex="12pt"/>
    </style:style>
    <style:style style:name="P11" style:family="paragraph" style:parent-style-name="Preformatted_20_Text" style:list-style-name="L2">
      <style:paragraph-properties fo:line-height="150%"/>
      <style:text-properties fo:font-size="12pt" fo:background-color="transparent" style:font-size-asian="12pt" style:font-size-complex="12pt"/>
    </style:style>
    <style:style style:name="P12" style:family="paragraph" style:parent-style-name="Preformatted_20_Text" style:list-style-name="L2">
      <style:paragraph-properties fo:line-height="150%"/>
      <style:text-properties fo:font-size="12pt" officeooo:paragraph-rsid="00231ccc" fo:background-color="transparent" style:font-size-asian="12pt" style:font-size-complex="12pt"/>
    </style:style>
    <style:style style:name="P13" style:family="paragraph" style:parent-style-name="Preformatted_20_Text" style:list-style-name="L3">
      <style:paragraph-properties fo:line-height="150%"/>
      <style:text-properties fo:font-size="12pt" fo:background-color="transparent" style:font-size-asian="12pt" style:font-size-complex="12pt"/>
    </style:style>
    <style:style style:name="P14" style:family="paragraph" style:parent-style-name="Preformatted_20_Text" style:list-style-name="L3">
      <style:paragraph-properties fo:line-height="150%"/>
      <style:text-properties fo:font-size="12pt" officeooo:paragraph-rsid="0020b0b7" fo:background-color="transparent" style:font-size-asian="12pt" style:font-size-complex="12pt"/>
    </style:style>
    <style:style style:name="P15" style:family="paragraph" style:parent-style-name="Preformatted_20_Text" style:list-style-name="L4">
      <style:paragraph-properties fo:line-height="150%"/>
      <style:text-properties fo:font-size="12pt" fo:background-color="transparent" style:font-size-asian="12pt" style:font-size-complex="12pt"/>
    </style:style>
    <style:style style:name="P16" style:family="paragraph" style:parent-style-name="Preformatted_20_Text" style:list-style-name="L5">
      <style:paragraph-properties fo:line-height="150%"/>
      <style:text-properties fo:font-size="12pt" fo:background-color="transparent" style:font-size-asian="12pt" style:font-size-complex="12pt"/>
    </style:style>
    <style:style style:name="P17" style:family="paragraph" style:parent-style-name="Preformatted_20_Text" style:list-style-name="L6">
      <style:paragraph-properties fo:line-height="150%"/>
      <style:text-properties fo:font-size="12pt" fo:background-color="transparent" style:font-size-asian="12pt" style:font-size-complex="12pt"/>
    </style:style>
    <style:style style:name="P18" style:family="paragraph" style:parent-style-name="Preformatted_20_Text" style:list-style-name="L7">
      <style:paragraph-properties fo:line-height="150%"/>
      <style:text-properties fo:font-size="12pt" fo:background-color="transparent" style:font-size-asian="12pt" style:font-size-complex="12pt"/>
    </style:style>
    <style:style style:name="P19" style:family="paragraph" style:parent-style-name="Preformatted_20_Text" style:list-style-name="L8">
      <style:paragraph-properties fo:line-height="150%"/>
      <style:text-properties fo:font-size="12pt" fo:background-color="transparent" style:font-size-asian="12pt" style:font-size-complex="12pt"/>
    </style:style>
    <style:style style:name="P20" style:family="paragraph" style:parent-style-name="Preformatted_20_Text" style:list-style-name="L9">
      <style:paragraph-properties fo:line-height="150%"/>
      <style:text-properties fo:font-size="12pt" fo:background-color="transparent" style:font-size-asian="12pt" style:font-size-complex="12pt"/>
    </style:style>
    <style:style style:name="P21" style:family="paragraph" style:parent-style-name="Preformatted_20_Text" style:list-style-name="L10">
      <style:paragraph-properties fo:line-height="150%"/>
      <style:text-properties fo:font-size="12pt" fo:background-color="transparent" style:font-size-asian="12pt" style:font-size-complex="12pt"/>
    </style:style>
    <style:style style:name="P22" style:family="paragraph" style:parent-style-name="Preformatted_20_Text" style:list-style-name="L11">
      <style:paragraph-properties fo:line-height="150%"/>
      <style:text-properties fo:font-size="12pt" fo:background-color="transparent" style:font-size-asian="12pt" style:font-size-complex="12pt"/>
    </style:style>
    <style:style style:name="P23" style:family="paragraph" style:parent-style-name="Preformatted_20_Text" style:list-style-name="L11">
      <style:paragraph-properties fo:line-height="150%"/>
      <style:text-properties fo:font-size="12pt" officeooo:paragraph-rsid="00156d47" fo:background-color="transparent" style:font-size-asian="12pt" style:font-size-complex="12pt"/>
    </style:style>
    <style:style style:name="P24" style:family="paragraph" style:parent-style-name="Preformatted_20_Text" style:list-style-name="L12">
      <style:paragraph-properties fo:line-height="150%"/>
      <style:text-properties fo:font-size="12pt" fo:background-color="transparent" style:font-size-asian="12pt" style:font-size-complex="12pt"/>
    </style:style>
    <style:style style:name="P25" style:family="paragraph" style:parent-style-name="Preformatted_20_Text" style:list-style-name="L3">
      <style:paragraph-properties fo:line-height="150%"/>
      <style:text-properties fo:font-size="12pt" officeooo:rsid="001ea319" officeooo:paragraph-rsid="001ea319" fo:background-color="transparent" style:font-size-asian="12pt" style:font-size-complex="12pt"/>
    </style:style>
    <style:style style:name="P26" style:family="paragraph" style:parent-style-name="Preformatted_20_Text">
      <style:paragraph-properties fo:line-height="150%"/>
    </style:style>
    <style:style style:name="P27" style:family="paragraph" style:parent-style-name="Preformatted_20_Text" style:list-style-name="L3">
      <style:paragraph-properties fo:line-height="150%"/>
      <style:text-properties officeooo:paragraph-rsid="0020b0b7"/>
    </style:style>
    <style:style style:name="P28" style:family="paragraph" style:parent-style-name="Preformatted_20_Text" style:list-style-name="L11">
      <style:paragraph-properties fo:line-height="150%"/>
    </style:style>
    <style:style style:name="P29" style:family="paragraph" style:parent-style-name="Preformatted_20_Text" style:list-style-name="L6">
      <style:paragraph-properties fo:line-height="150%"/>
      <style:text-properties fo:background-color="transparent"/>
    </style:style>
    <style:style style:name="T1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0feca9" fo:background-color="transparent" loext:char-shading-value="0" style:font-size-asian="12pt" style:font-size-complex="12pt"/>
    </style:style>
    <style:style style:name="T5" style:family="text">
      <style:text-properties fo:font-size="12pt" fo:background-color="transparent" loext:char-shading-value="0" style:font-size-asian="12pt" style:font-size-complex="12pt"/>
    </style:style>
    <style:style style:name="T6" style:family="text">
      <style:text-properties fo:font-size="12pt" officeooo:rsid="000feca9" fo:background-color="transparent" loext:char-shading-value="0" style:font-size-asian="12pt" style:font-size-complex="12pt"/>
    </style:style>
    <style:style style:name="T7" style:family="text">
      <style:text-properties fo:font-size="12pt" officeooo:rsid="0020b0b7" fo:background-color="transparent" loext:char-shading-value="0" style:font-size-asian="12pt" style:font-size-complex="12pt"/>
    </style:style>
    <style:style style:name="T8" style:family="text">
      <style:text-properties fo:font-size="12pt" officeooo:rsid="001ea319" fo:background-color="transparent" loext:char-shading-value="0" style:font-size-asian="12pt" style:font-size-complex="12pt"/>
    </style:style>
    <style:style style:name="T9" style:family="text">
      <style:text-properties fo:font-size="12pt" officeooo:rsid="00231ccc" fo:background-color="transparent" loext:char-shading-value="0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156d47"/>
    </style:style>
    <style:style style:name="T12" style:family="text">
      <style:text-properties officeooo:rsid="001584a5"/>
    </style:style>
    <style:style style:name="T13" style:family="text">
      <style:text-properties style:font-name="Liberation Mono" fo:font-size="12pt" officeooo:rsid="00169c7f" style:font-name-asian="Noto Sans Mono CJK SC" style:font-size-asian="12pt" style:font-name-complex="Liberation Mono" style:font-size-complex="12pt"/>
    </style:style>
    <style:style style:name="T14" style:family="text">
      <style:text-properties style:font-name="Liberation Mono" fo:font-size="12pt" officeooo:rsid="0020b0b7" fo:background-color="transparent" loext:char-shading-value="0" style:font-name-asian="Noto Sans Mono CJK SC" style:font-size-asian="12pt" style:font-name-complex="Liberation Mono" style:font-size-complex="12pt"/>
    </style:style>
    <style:style style:name="T15" style:family="text">
      <style:text-properties style:font-name="Liberation Mono" officeooo:rsid="0020b0b7" style:font-name-asian="Noto Sans Mono CJK SC" style:font-name-complex="Liberation Mono"/>
    </style:style>
    <style:style style:name="T16" style:family="text">
      <style:text-properties officeooo:rsid="001cac5f"/>
    </style:style>
    <style:style style:name="T17" style:family="text">
      <style:text-properties officeooo:rsid="001f5d76"/>
    </style:style>
    <style:style style:name="T18" style:family="text">
      <style:text-properties officeooo:rsid="0020b0b7"/>
    </style:style>
    <style:style style:name="T19" style:family="text">
      <style:text-properties officeooo:rsid="00231ccc"/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 Beer Garden</text:p>
      <text:p text:style-name="P4"/>
      <text:p text:style-name="P3">Modèle relationnel</text:p>
      <text:p text:style-name="P4"/>
      <text:p text:style-name="P1"><text:span text:style-name="Police_20_par_20_défaut"><text:span text:style-name="T1">Personn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prénom, <text:s/>nom,genre, pseudo, dateNaissance, courriel, motDePasse, idAdresse)</text:span></text:span></text:p>
      <text:list xml:id="list318378830" text:style-name="L1">
        <text:list-item>
          <text:p text:style-name="P8">Personne.pseudo UNIQUE</text:p>
        </text:list-item>
        <text:list-item>
          <text:p text:style-name="P8">Personne.courriel UNIQUE</text:p>
        </text:list-item>
        <text:list-item>
          <text:p text:style-name="P9">Personne.<text:span text:style-name="Police_20_par_20_défaut">motDePasse UNIQUE</text:span></text:p>
        </text:list-item>
        <text:list-item>
          <text:p text:style-name="P10">Personne.idAdresse référence Adresse.id, Personne.idAdresse NOT NULL</text:p>
        </text:list-item>
      </text:list>
      <text:p text:style-name="P1"><text:span text:style-name="Police_20_par_20_défaut"><text:span text:style-name="T1">Brasseur</text:span></text:span><text:span text:style-name="Police_20_par_20_défaut"><text:span text:style-name="T5">(</text:span></text:span><text:span text:style-name="Police_20_par_20_défaut"><text:span text:style-name="T3">idPersonne</text:span></text:span><text:span text:style-name="Police_20_par_20_défaut"><text:span text:style-name="T5">, actif, </text:span></text:span><text:span text:style-name="Police_20_par_20_défaut"><text:span text:style-name="T9">idBrasserie</text:span></text:span><text:span text:style-name="Police_20_par_20_défaut"><text:span text:style-name="T5">)</text:span></text:span></text:p>
      <text:list xml:id="list4282911529" text:style-name="L2">
        <text:list-item>
          <text:p text:style-name="P11">Brasseur.idPersonne référence Personne.id</text:p>
        </text:list-item>
        <text:list-item>
          <text:p text:style-name="P12">Brasseur.id<text:span text:style-name="Police_20_par_20_défaut"><text:span text:style-name="T19">Brasserie NOT NULL</text:span></text:span></text:p>
        </text:list-item>
      </text:list>
      <text:p text:style-name="P1"><text:span text:style-name="Police_20_par_20_défaut"><text:span text:style-name="T1">Imag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nomFichier, titre)</text:span></text:span></text:p>
      <text:list xml:id="list4226404895" text:style-name="L3">
        <text:list-item>
          <text:p text:style-name="P13">Image.nomFichier UNIQUE</text:p>
        </text:list-item>
        <text:list-item>
          <text:p text:style-name="P25">Image.idBrasserie<text:span text:style-name="T18">Brasserie</text:span> <text:span text:style-name="T17">référence Brasserie.id NULLABLE</text:span></text:p>
        </text:list-item>
        <text:list-item>
          <text:p text:style-name="P27"><text:span text:style-name="T14">Image</text:span><text:span text:style-name="T8">.idBrasserie</text:span><text:span text:style-name="T7">Bière</text:span><text:span text:style-name="T8"> référence Bière.idBrasserie </text:span><text:span text:style-name="T7">NULLABLE</text:span></text:p>
        </text:list-item>
        <text:list-item>
          <text:p text:style-name="P14"><text:span text:style-name="T15">Image</text:span><text:span text:style-name="T17">.nomBière référence Bière.nomBière NULLABLE</text:span></text:p>
        </text:list-item>
      </text:list>
      <text:p text:style-name="P5"/>
      <text:p text:style-name="P1"><text:span text:style-name="Police_20_par_20_défaut"><text:span text:style-name="T1">Brasseri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nom)</text:span></text:span></text:p>
      <text:p text:style-name="P1"><text:span text:style-name="Police_20_par_20_défaut"><text:span text:style-name="T1">TypeBière</text:span></text:span><text:span text:style-name="Police_20_par_20_défaut"><text:span text:style-name="T5">(</text:span></text:span><text:span text:style-name="Police_20_par_20_défaut"><text:span text:style-name="T3">nom</text:span></text:span><text:span text:style-name="Police_20_par_20_défaut"><text:span text:style-name="T5">, description)</text:span></text:span></text:p>
      <text:p text:style-name="P1"><text:span text:style-name="Police_20_par_20_défaut"><text:span text:style-name="T1">Bière</text:span></text:span><text:span text:style-name="Police_20_par_20_défaut"><text:span text:style-name="T5">(</text:span></text:span><text:span text:style-name="Police_20_par_20_défaut"><text:span text:style-name="T3">idBrasserie, nomBière</text:span></text:span><text:span text:style-name="Police_20_par_20_défaut"><text:span text:style-name="T5">, prix, dateEnregistrement, description, nomTypeBière, idPersonne)</text:span></text:span></text:p>
      <text:list xml:id="list1440516224" text:style-name="L4">
        <text:list-item>
          <text:p text:style-name="P15">Bière.idBrasserie référence Brasserie.id</text:p>
        </text:list-item>
        <text:list-item>
          <text:p text:style-name="P15">Bière.nomTypeBière référence TypeBière.nom, Bière.nomTypeBière NOT NULL</text:p>
        </text:list-item>
        <text:list-item>
          <text:p text:style-name="P15">Bière.idPersonne référence Personne.id, Bière.idPersonne NOT NULL</text:p>
        </text:list-item>
      </text:list>
      <text:p text:style-name="P1"><text:span text:style-name="Police_20_par_20_défaut"><text:span text:style-name="T1">InfoBrasserie</text:span></text:span><text:span text:style-name="Police_20_par_20_défaut"><text:span text:style-name="T5">(</text:span></text:span><text:span text:style-name="Police_20_par_20_défaut"><text:span text:style-name="T4">id</text:span></text:span><text:span text:style-name="Police_20_par_20_défaut"><text:span text:style-name="T6">,</text:span></text:span><text:span text:style-name="Police_20_par_20_défaut"><text:span text:style-name="T5">description, longitude, latitude, rayon, idBrasserie, idAdresse)</text:span></text:span></text:p>
      <text:list xml:id="list1186362904" text:style-name="L5">
        <text:list-item>
          <text:p text:style-name="P16">InfoBrasserie.idBrasserie référence Brasserie.id, InfoBrasserie.idBrasserie NOT NULL</text:p>
        </text:list-item>
        <text:list-item>
          <text:p text:style-name="P16">InfoBrasserie.idAdresse référence Adresse.id, InfoBrasserie.idAdresse NOT NULL</text:p>
        </text:list-item>
      </text:list>
      <text:p text:style-name="P1"><text:soft-page-break/><text:span text:style-name="Police_20_par_20_défaut"><text:span text:style-name="T1">Adress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rue, numero, codePostal, ville)</text:span></text:span></text:p>
      <text:p text:style-name="P1"><text:span text:style-name="Police_20_par_20_défaut"><text:span text:style-name="T1">Commande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dateCréation, status, idBrasserie, idPersonne)</text:span></text:span></text:p>
      <text:list xml:id="list278181849" text:style-name="L6">
        <text:list-item>
          <text:p text:style-name="P17">Commande.idPersonne référence Personne.id,</text:p>
        </text:list-item>
      </text:list>
      <text:p text:style-name="P6">Commande.idPersonne NOT NULL</text:p>
      <text:list xml:id="list160638568179879" text:continue-numbering="true" text:style-name="L6">
        <text:list-item>
          <text:p text:style-name="P29"><text:span text:style-name="T10">Commande.idBrasserie référence Brasserie.</text:span><text:span text:style-name="T13">id</text:span><text:span text:style-name="T10">,</text:span></text:p>
        </text:list-item>
      </text:list>
      <text:p text:style-name="P6">Commande.idBrasserie NOT NULL</text:p>
      <text:p text:style-name="P6"/>
      <text:p text:style-name="P1"><text:span text:style-name="Police_20_par_20_défaut"><text:span text:style-name="T1">CommandeAdresse</text:span></text:span><text:span text:style-name="Police_20_par_20_défaut"><text:span text:style-name="T5">(</text:span></text:span><text:span text:style-name="Police_20_par_20_défaut"><text:span text:style-name="T3">idCommande</text:span></text:span><text:span text:style-name="Police_20_par_20_défaut"><text:span text:style-name="T5">, idAdresse)</text:span></text:span></text:p>
      <text:list xml:id="list4141990479" text:style-name="L7">
        <text:list-item>
          <text:p text:style-name="P18">CommandeAdresse.idAdresse référence Adresse.id, <text:s text:c="4"/>CommandeAdresse.idAdresse NOT NULL</text:p>
        </text:list-item>
        <text:list-item>
          <text:p text:style-name="P18">CommandeAdresse.idCommande référence Commande.id</text:p>
        </text:list-item>
      </text:list>
      <text:p text:style-name="P1"><text:span text:style-name="Police_20_par_20_défaut"><text:span text:style-name="T1">CommandeBière</text:span></text:span><text:span text:style-name="Police_20_par_20_défaut"><text:span text:style-name="T5">(</text:span></text:span><text:span text:style-name="Police_20_par_20_défaut"><text:span text:style-name="T3">idCommande, idBrasserie, nomBière</text:span></text:span><text:span text:style-name="Police_20_par_20_défaut"><text:span text:style-name="T5">, quantité)</text:span></text:span></text:p>
      <text:list xml:id="list434592773" text:style-name="L8">
        <text:list-item>
          <text:p text:style-name="P19">CommandeBière.idCommande référence Commande.id</text:p>
        </text:list-item>
        <text:list-item>
          <text:p text:style-name="P19">Commande.idBrasserie référence Bière.idBrasserie</text:p>
        </text:list-item>
        <text:list-item>
          <text:p text:style-name="P19">Commande.NomBière référence <text:s/>Bière.nomBière</text:p>
        </text:list-item>
        <text:list-item>
          <text:p text:style-name="P19">Commande.quantité NOT NULL</text:p>
        </text:list-item>
      </text:list>
      <text:p text:style-name="P1"><text:span text:style-name="Police_20_par_20_défaut"><text:span text:style-name="T1">Avis</text:span></text:span><text:span text:style-name="Police_20_par_20_défaut"><text:span text:style-name="T5">(</text:span></text:span><text:span text:style-name="Police_20_par_20_défaut"><text:span text:style-name="T3">id</text:span></text:span><text:span text:style-name="Police_20_par_20_défaut"><text:span text:style-name="T5">, contenu, dateCreation, idBrasserie, nomBière)</text:span></text:span></text:p>
      <text:list xml:id="list2049477487" text:style-name="L9">
        <text:list-item>
          <text:p text:style-name="P20">Avis.idBrasserie référence Bière.idBrasserie NOT NULL</text:p>
        </text:list-item>
        <text:list-item>
          <text:p text:style-name="P20">Avis.nomBière référence Bière.nomBière NOT NULL</text:p>
        </text:list-item>
      </text:list>
      <text:p text:style-name="P1"><text:span text:style-name="Police_20_par_20_défaut"><text:span text:style-name="T1">AvisBière</text:span></text:span><text:span text:style-name="Police_20_par_20_défaut"><text:span text:style-name="T5">(</text:span></text:span><text:span text:style-name="Police_20_par_20_défaut"><text:span text:style-name="T3">idAvis</text:span></text:span><text:span text:style-name="Police_20_par_20_défaut"><text:span text:style-name="T5">, score, acidité, amertume, douceur, pétillance, idPersonne)</text:span></text:span></text:p>
      <text:list xml:id="list847498431" text:style-name="L10">
        <text:list-item>
          <text:p text:style-name="P21">AvisBière.id référence Avis.id </text:p>
        </text:list-item>
        <text:list-item>
          <text:p text:style-name="P21">AvisBière.idPersonne référence Personne.id NOT NULL</text:p>
        </text:list-item>
      </text:list>
      <text:p text:style-name="P1"><text:span text:style-name="Police_20_par_20_défaut"><text:span text:style-name="T1">RéponseAvisBière</text:span></text:span><text:span text:style-name="Police_20_par_20_défaut"><text:span text:style-name="T5">(</text:span></text:span><text:span text:style-name="Police_20_par_20_défaut"><text:span text:style-name="T3">idAvis</text:span></text:span><text:span text:style-name="Police_20_par_20_défaut"><text:span text:style-name="T5">, utile, inutile, idAvisBière, idBrasseur)</text:span></text:span></text:p>
      <text:list xml:id="list3651077475" text:style-name="L11">
        <text:list-item>
          <text:p text:style-name="P23">RéponseAvisBière.idAvis <text:span text:style-name="T11">référence Avis.id</text:span></text:p>
        </text:list-item>
        <text:list-item>
          <text:p text:style-name="P22">RéponseAvisBière.idAvisBière référence Avis<text:span text:style-name="T12">Biere</text:span>.id<text:span text:style-name="T12">Avis</text:span>, RéponseAvisBière UNIQUE et NOT NULL</text:p>
        </text:list-item>
        <text:list-item>
          <text:p text:style-name="P28">RéponseAvisBière.idBrasseur référence Brasseur.<text:span text:style-name="T16">idPersonne</text:span>, RéponseavisBière.idBrasseur NOT NULL </text:p>
        </text:list-item>
      </text:list>
      <text:p text:style-name="P1"><text:span text:style-name="Police_20_par_20_défaut"><text:span text:style-name="T2">BièrePersonne</text:span></text:span><text:span text:style-name="Police_20_par_20_défaut"><text:span text:style-name="T5">(</text:span></text:span><text:span text:style-name="Police_20_par_20_défaut"><text:span text:style-name="T3">idPersonne, idBrasserie, nomBière</text:span></text:span><text:span text:style-name="Police_20_par_20_défaut"><text:span text:style-name="T5">, date)</text:span></text:span></text:p>
      <text:list xml:id="list3337822449" text:style-name="L12">
        <text:list-item>
          <text:p text:style-name="P24">BièrePersonne.idPersonne référence Personne.id</text:p>
        </text:list-item>
        <text:list-item>
          <text:p text:style-name="P24">BièrePersonne.idBrasserie référence Bière.idBrasserie</text:p>
        </text:list-item>
        <text:list-item>
          <text:p text:style-name="P24">BièrePersonne.nomBière référence Bière.nomBière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Police_20_par_20_défaut" style:display-name="Police par défaut" style:family="text"/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/>
    </style:style>
    <style:style style:name="WW_5f_CharLFO17LVL1" style:display-name="WW_CharLFO17LVL1" style:family="text">
      <style:text-properties style:font-name="Symbol" fo:font-family="Symbol" style:font-family-generic="decorative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5.2$Linux_X86_64 LibreOffice_project/dd0751754f11728f69b42ee2af66670068624673</meta:generator>
    <meta:creation-date>2021-12-07T14:32:00Z</meta:creation-date>
    <dc:date>2022-01-27T16:06:37.980103033</dc:date>
    <meta:editing-cycles>32</meta:editing-cycles>
    <meta:editing-duration>PT11H44M14S</meta:editing-duration>
    <meta:document-statistic meta:table-count="0" meta:image-count="0" meta:object-count="0" meta:page-count="2" meta:paragraph-count="52" meta:word-count="242" meta:character-count="2621" meta:non-whitespace-character-count="2456"/>
    <meta:template xlink:type="simple" xlink:actuate="onRequest" xlink:title="" xlink:href="Normal.dotm"/>
  </office:meta>
</office:document-meta>
</file>